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INCHO HIHUALLANCA, EDWI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JINCHO HIHUALLANCA, EDWI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AMIREZ HUAMANÑAHUI, LUIS FERNAN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0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38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